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 а: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  <table:table-cell/>
          <table:table-cell office:value-type="string" calcext:value-type="string" table:number-columns-spanned="3" table:number-rows-spanned="1">
            <text:p>определите степени целого числа а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[.A5])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  <table:table-cell/>
          <table:table-cell office:value-type="string" calcext:value-type="string" table:number-columns-spanned="6" table:number-rows-spanned="1">
            <text:p>1)степень(1)- с использованием операции возведения в степень</text:p>
          </table:table-cell>
          <table:covered-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[.A6])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  <table:table-cell/>
          <table:table-cell office:value-type="string" calcext:value-type="string" table:number-columns-spanned="5" table:number-rows-spanned="1">
            <text:p>2)степень(2)- с использованием функции СТЕПЕНЬ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[.A7])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  <table:table-cell/>
          <table:table-cell office:value-type="string" calcext:value-type="string" table:number-columns-spanned="6" table:number-rows-spanned="1">
            <text:p>3)без использования операции возведения в степень и функции СТЕПЕНЬ</text:p>
          </table:table-cell>
          <table:covered-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[.A8])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[.A9])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[.A10])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[.A11])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[.A12])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[.A13])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[.A14])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[.A15])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[.A16])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[.A17])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[.A18])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[.A19])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[.A20])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[.A21])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[.A22])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[.A23])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[.A24])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[.A25])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[.A26])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[.A27])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[.A28])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[.A29])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[.A30])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[.A31])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[.A32])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[.A33])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[.A34])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[.A35])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[.A36])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[.A37])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[.A38])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[.A39])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[.A40])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[.A41])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[.A42])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[.A43])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[.A44])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[.A45])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[.A46])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[.A47])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[.A48])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[.A49])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[.A50])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number-columns-repeated="7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Введите максимальный показатель степени: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умма равна:</text:p>
          </table:table-cell>
          <table:table-cell office:value-type="float" office:value="8191" calcext:value-type="float">
            <text:p>819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тепень n </text:p>
          </table:table-cell>
          <table:table-cell office:value-type="string" calcext:value-type="string">
            <text:p>степень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$1]^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$1]^[.A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$1]^[.A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$1]^[.A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$1]^[.A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$1]^[.A10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$1]^[.A11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$1]^[.A12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$1]^[.A13]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$1]^[.A14]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$1]^[.A15]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$1]^[.A16]" office:value-type="float" office:value="4096" calcext:value-type="float">
            <text:p>4096</text:p>
          </table:table-cell>
          <table:table-cell table:number-columns-repeated="2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3" table:style-name="ta2"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 а: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/>
          <table:table-cell office:value-type="string" calcext:value-type="string">
            <text:p>максимум:</text:p>
          </table:table-cell>
          <table:table-cell office:value-type="string" calcext:value-type="string">
            <text:p>8,86Е+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[.A5])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[.A6])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[.A7])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[.A8])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[.A9])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[.A10])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[.A11])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[.A12])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[.A13])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[.A14])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[.A15])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[.A16])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[.A17])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[.A18])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[.A19])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[.A20])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[.A21])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[.A22])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[.A23])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[.A24])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[.A25])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[.A26])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[.A27])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[.A28])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[.A29])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[.A30])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[.A31])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[.A32])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[.A33])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[.A34])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[.A35])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[.A36])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[.A37])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[.A38])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[.A39])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[.A40])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[.A41])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[.A42])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[.A43])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[.A44])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[.A45])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[.A46])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[.A47])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[.A48])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[.A49])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[.A50])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number-columns-repeated="3"/>
        </table:table-row>
        <table:table-row table:style-name="ro1">
          <table:table-cell table:number-columns-repeated="7"/>
        </table:table-row>
      </table:table>
      <table:table table:name="Лист4" table:style-name="ta2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 style:data-style-name="N2" text:time-value="14:50:44.1501998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0:20:16.098474478</meta:creation-date>
    <dc:title>Таблица</dc:title>
    <meta:generator>LibreOffice/7.6.7.2$Linux_X86_64 LibreOffice_project/60$Build-2</meta:generator>
    <meta:editing-duration>PT33M21S</meta:editing-duration>
    <meta:editing-cycles>3</meta:editing-cycles>
    <dc:date>2026-04-28T15:16:15.174589917</dc:date>
    <meta:document-statistic meta:table-count="4" meta:cell-count="425" meta:object-count="0"/>
    <meta:template xlink:type="simple" xlink:actuate="onRequest" xlink:title="Таблица" xlink:href="../../../../../usr/lib/libreoffice/share/template/common/ШАБЛОН_ЭЛЕКТРОННОЙ_ТАБЛИЦЫ_2019-07-22.ots" meta:date="2026-04-27T10:20:01.749107781"/>
  </office:meta>
</office:document-meta>
</file>